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text-align="start" style:justify-single-word="false"/>
      <style:text-properties style:font-name="Courier"/>
    </style:style>
    <style:style style:name="P4" style:family="paragraph" style:parent-style-name="Standard" style:list-style-name="L1">
      <style:paragraph-properties fo:text-align="start" style:justify-single-word="false"/>
      <style:text-properties style:font-name="Courier"/>
    </style:style>
    <style:style style:name="P5" style:family="paragraph" style:parent-style-name="Standard" style:list-style-name="L1">
      <style:paragraph-properties fo:text-align="start" style:justify-single-word="false"/>
      <style:text-properties style:font-name="Courier"/>
    </style:style>
    <style:style style:name="P6" style:family="paragraph" style:parent-style-name="Standard" style:list-style-name="L1">
      <style:paragraph-properties fo:text-align="start" style:justify-single-word="false"/>
      <style:text-properties style:font-name="Courier"/>
    </style:style>
    <style:style style:name="P7" style:family="paragraph" style:parent-style-name="Standard" style:list-style-name="L2">
      <style:paragraph-properties fo:text-align="start" style:justify-single-word="false"/>
      <style:text-properties style:font-name="Courier"/>
    </style:style>
    <style:style style:name="P8" style:family="paragraph" style:parent-style-name="Standard" style:list-style-name="L2">
      <style:paragraph-properties fo:text-align="start" style:justify-single-word="false"/>
      <style:text-properties style:font-name="Courier"/>
    </style:style>
    <style:style style:name="P9" style:family="paragraph" style:parent-style-name="Standard" style:list-style-name="L2">
      <style:paragraph-properties fo:text-align="start" style:justify-single-word="false"/>
      <style:text-properties style:font-name="Courier"/>
    </style:style>
    <style:style style:name="P10" style:family="paragraph" style:parent-style-name="Standard" style:list-style-name="L2">
      <style:paragraph-properties fo:text-align="start" style:justify-single-word="false"/>
      <style:text-properties style:font-name="Courier"/>
    </style:style>
    <style:style style:name="P11" style:family="paragraph" style:parent-style-name="Standard" style:list-style-name="L2">
      <style:paragraph-properties fo:text-align="start" style:justify-single-word="false"/>
      <style:text-properties style:font-name="Courier"/>
    </style:style>
    <style:style style:name="P12" style:family="paragraph" style:parent-style-name="Standard" style:list-style-name="L2">
      <style:paragraph-properties fo:text-align="start" style:justify-single-word="false"/>
      <style:text-properties style:font-name="Courier"/>
    </style:style>
    <style:style style:name="T1" style:family="text">
      <style:text-properties style:text-position="super 58%"/>
    </style:style>
    <style:style style:name="T2" style:family="text">
      <style:text-properties style:text-line-through-style="soli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s work and <text:s/>other such things.</text:p>
      <text:p text:style-name="P2">This is for the 32bit initial concept version of EPBP.</text:p>
      <text:p text:style-name="P2"/>
      <text:p text:style-name="P2">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multiplies that by the size of register requested, and that makes the <text:soft-page-break/>address. This method of addressing allows access to all 256 registers. This is the fastest and smallest form of addressing. </text:p>
      <text:p text:style-name="P2">value=*(ReadByte(IP+1)*SIZE_OF_REG);</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text:p>
      <text:p text:style-name="P2">&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4">x86 method: cmp and jxx instructions with a flag register</text:p>
        </text:list-item>
        <text:list-item>
          <text:p text:style-name="P4">My SVIS method: jit/jif commands (a compare instruction set, and “Jump If True” type instruction and a truth register)</text:p>
        </text:list-item>
        <text:list-item>
          <text:p text:style-name="P4">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are very close to the machine on which they are running. No flag emulation is needed.</text:p>
      <text:p text:style-name="P2">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jif not_less_than <text:s/>;jump if false</text:p>
      <text:p text:style-name="P2">;~end</text:p>
      <text:p text:style-name="P2"><text:soft-page-break/>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text:p>
      <text:p text:style-name="P2"/>
      <text:p text:style-name="P2"/>
      <text:p text:style-name="P2"/>
      <text:p text:style-name="P2">Instruction Groups:</text:p>
      <text:p text:style-name="P2"/>
      <text:list text:style-name="L2">
        <text:list-item>
          <text:p text:style-name="P7">Data storage</text:p>
        </text:list-item>
        <text:list-item>
          <text:p text:style-name="P7">Integer Arithmetic</text:p>
        </text:list-item>
        <text:list-item>
          <text:p text:style-name="P7">Bitwise Arithmetic</text:p>
        </text:list-item>
        <text:list-item>
          <text:p text:style-name="P7">System Instructions(xcall and friends)</text:p>
        </text:list-item>
        <text:list-item>
          <text:p text:style-name="P7">Program Control</text:p>
        </text:list-item>
        <text:list-item>
          <text:p text:style-name="P7">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Bitwise arithmetic:</text:p>
      <text:p text:style-name="P2"/>
      <text:p text:style-name="P2">or, xor, and, not, shl, shr.</text:p>
      <text:p text:style-name="P2"/>
      <text:p text:style-name="P2"/>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Program Control:</text:p>
      <text:p text:style-name="P2"/>
      <text:p text:style-name="P2">jit, jif, callit, callif, jmp, ret</text:p>
      <text:p text:style-name="P2"><text:soft-page-break/></text:p>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2">cop (compare odd parity)</text:p>
      <text:p text:style-name="P2">cep (compare even parity)</text:p>
      <text:p text:style-name="P2"/>
      <text:p text:style-name="P2"/>
      <text:p text:style-name="P2"/>
      <text:p text:style-name="P2"/>
      <text:p text:style-name="P2">---Unorganized thoughts and complications---</text:p>
      <text:p text:style-name="P2"/>
      <text:p text:style-name="P2">There is an inherit problem that comes with an unviewable code segment. What about the stack? Whenever a function is called, the return address (according to most every high level language now) is pushed onto the stack as well as any arguments. </text:p>
      <text:p text:style-name="P2"/>
      <text:p text:style-name="P2">My thought to the solution is to have a programmer invisible stack that actually holds return addresses.. This would make it so that whenever a function call happened nothing was actually pushed on the programmer visible stack. This could have it's mysterious assumption problems with high level languages, so maybe implement an emulation solution that will push dummy stack values.</text:p>
      <text:p text:style-name="P2"/>
      <text:p text:style-name="P2">Also, what about function poi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8-09-03T14:27:37</meta:creation-date>
    <dc:date>2008-09-14T18:27:21</dc:date>
    <meta:editing-cycles>20</meta:editing-cycles>
    <meta:editing-duration>PT19H48M41S</meta:editing-duration>
    <meta:user-defined meta:name="Info 1"/>
    <meta:user-defined meta:name="Info 2"/>
    <meta:user-defined meta:name="Info 3"/>
    <meta:user-defined meta:name="Info 4"/>
    <meta:document-statistic meta:table-count="0" meta:image-count="0" meta:object-count="0" meta:page-count="4" meta:paragraph-count="87" meta:word-count="1045" meta:character-count="6370"/>
  </office:meta>
</office:document-meta>
</file>